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2" table:number-columns-repeated="2" table:default-cell-style-name="ce1"/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392167" calcext:value-type="float">
            <text:p>3.39216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315254" calcext:value-type="float">
            <text:p>7.315254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5.706244" calcext:value-type="float">
            <text:p>5.70624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739043" calcext:value-type="float">
            <text:p>3.73904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225702" calcext:value-type="float">
            <text:p>7.225702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6.02362" calcext:value-type="float">
            <text:p>6.02362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923151" calcext:value-type="float">
            <text:p>3.92315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351697" calcext:value-type="float">
            <text:p>7.351697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5.636178" calcext:value-type="float">
            <text:p>5.63617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947977" calcext:value-type="float">
            <text:p>3.94797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6.015429" calcext:value-type="float">
            <text:p>6.01542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5.850027" calcext:value-type="float">
            <text:p>5.85002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952427" calcext:value-type="float">
            <text:p>3.95242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6.507586" calcext:value-type="float">
            <text:p>6.507586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5.443058" calcext:value-type="float">
            <text:p>5.44305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4.012696" calcext:value-type="float">
            <text:p>4.01269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252215" calcext:value-type="float">
            <text:p>7.25221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6.022114" calcext:value-type="float">
            <text:p>6.02211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679752" calcext:value-type="float">
            <text:p>3.67975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414467" calcext:value-type="float">
            <text:p>7.414467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7.396749" calcext:value-type="float">
            <text:p>7.3967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636714" calcext:value-type="float">
            <text:p>3.63671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.340664" calcext:value-type="float">
            <text:p>2.340664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6.972223" calcext:value-type="float">
            <text:p>6.97222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.971628" calcext:value-type="float">
            <text:p>2.97162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5.649658" calcext:value-type="float">
            <text:p>5.649658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6.695157" calcext:value-type="float">
            <text:p>6.69515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42892" calcext:value-type="float">
            <text:p>3.42892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4.235579" calcext:value-type="float">
            <text:p>4.23557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7.180032" calcext:value-type="float">
            <text:p>7.18003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278339" calcext:value-type="float">
            <text:p>3.27833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3.850509" calcext:value-type="float">
            <text:p>3.85050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7.644303" calcext:value-type="float">
            <text:p>7.64430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305963" calcext:value-type="float">
            <text:p>3.30596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4.831717" calcext:value-type="float">
            <text:p>4.831717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7.454266" calcext:value-type="float">
            <text:p>7.45426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417574" calcext:value-type="float">
            <text:p>3.41757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452574" calcext:value-type="float">
            <text:p>7.452574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6.82791" calcext:value-type="float">
            <text:p>6.82791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318846" calcext:value-type="float">
            <text:p>3.31884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445925" calcext:value-type="float">
            <text:p>7.44592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5.885191" calcext:value-type="float">
            <text:p>5.88519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469827" calcext:value-type="float">
            <text:p>3.46982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6.613645" calcext:value-type="float">
            <text:p>6.61364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6.380227" calcext:value-type="float">
            <text:p>6.38022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.424279" calcext:value-type="float">
            <text:p>2.42427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6.305812" calcext:value-type="float">
            <text:p>6.305812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7.135368" calcext:value-type="float">
            <text:p>7.13536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41114" calcext:value-type="float">
            <text:p>3.41114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5.258972" calcext:value-type="float">
            <text:p>5.258972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7.467214" calcext:value-type="float">
            <text:p>7.46721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385954" calcext:value-type="float">
            <text:p>3.38595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172151" calcext:value-type="float">
            <text:p>7.172151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3.376816" calcext:value-type="float">
            <text:p>3.37681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1345" calcext:value-type="float">
            <text:p>3.13450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477079" calcext:value-type="float">
            <text:p>7.47707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4.743738" calcext:value-type="float">
            <text:p>4.74373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309365" calcext:value-type="float">
            <text:p>3.30936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157759" calcext:value-type="float">
            <text:p>7.15775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7.413268" calcext:value-type="float">
            <text:p>7.41326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.876238" calcext:value-type="float">
            <text:p>2.876238</text:p>
          </table:table-cell>
          <table:table-cell table:formula="of:=AVERAGE([.C1:.C21])" office:value-type="float" office:value="3.42935714285714" calcext:value-type="float">
            <text:p>3.42935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5.487015" calcext:value-type="float">
            <text:p>5.487015</text:p>
          </table:table-cell>
          <table:table-cell table:formula="of:=AVERAGE([.H1:.H21])" office:value-type="float" office:value="6.20768614285714" calcext:value-type="float">
            <text:p>6.207686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7.718732" calcext:value-type="float">
            <text:p>7.7187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7.959919" calcext:value-type="float">
            <text:p>7.95991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896081" calcext:value-type="float">
            <text:p>2.89608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356439" calcext:value-type="float">
            <text:p>4.35643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8.023327" calcext:value-type="float">
            <text:p>8.02332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90724" calcext:value-type="float">
            <text:p>2.90724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5.199248" calcext:value-type="float">
            <text:p>5.199248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8.588608" calcext:value-type="float">
            <text:p>8.58860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766024" calcext:value-type="float">
            <text:p>2.76602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5.053899" calcext:value-type="float">
            <text:p>5.05389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8.531549" calcext:value-type="float">
            <text:p>8.5315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.294708" calcext:value-type="float">
            <text:p>3.29470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731505" calcext:value-type="float">
            <text:p>4.73150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8.331675" calcext:value-type="float">
            <text:p>8.33167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.104708" calcext:value-type="float">
            <text:p>3.10470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5.332763" calcext:value-type="float">
            <text:p>5.332763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8.489114" calcext:value-type="float">
            <text:p>8.489114</text:p>
          </table:table-cell>
          <table:table-cell table:formula="of:=AVERAGE([.M1:.M27])" office:value-type="float" office:value="6.84802322222222" calcext:value-type="float">
            <text:p>6.8480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.389654" calcext:value-type="float">
            <text:p>3.38965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5.220938" calcext:value-type="float">
            <text:p>5.22093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364647" calcext:value-type="float">
            <text:p>2.36464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5.242903" calcext:value-type="float">
            <text:p>5.242903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53134" calcext:value-type="float">
            <text:p>5.85313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211039" calcext:value-type="float">
            <text:p>2.21103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5.200045" calcext:value-type="float">
            <text:p>5.20004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54393" calcext:value-type="float">
            <text:p>5.85439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584561" calcext:value-type="float">
            <text:p>2.58456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.787731" calcext:value-type="float">
            <text:p>3.787731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29965" calcext:value-type="float">
            <text:p>5.82996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.83846" calcext:value-type="float">
            <text:p>1.83846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382618" calcext:value-type="float">
            <text:p>4.382618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41232" calcext:value-type="float">
            <text:p>5.84123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798026" calcext:value-type="float">
            <text:p>2.79802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.633189" calcext:value-type="float">
            <text:p>3.63318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29407" calcext:value-type="float">
            <text:p>5.82940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.838786" calcext:value-type="float">
            <text:p>1.83878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098957" calcext:value-type="float">
            <text:p>4.098957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56164" calcext:value-type="float">
            <text:p>5.85616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438043" calcext:value-type="float">
            <text:p>2.43804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.963215" calcext:value-type="float">
            <text:p>3.96321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52746" calcext:value-type="float">
            <text:p>5.85274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298282" calcext:value-type="float">
            <text:p>2.29828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12756" calcext:value-type="float">
            <text:p>4.127560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56925" calcext:value-type="float">
            <text:p>5.85692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698803" calcext:value-type="float">
            <text:p>2.69880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.858955" calcext:value-type="float">
            <text:p>3.85895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38828" calcext:value-type="float">
            <text:p>5.83882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528869" calcext:value-type="float">
            <text:p>2.52886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277349" calcext:value-type="float">
            <text:p>4.27734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62045" calcext:value-type="float">
            <text:p>5.8620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.136658" calcext:value-type="float">
            <text:p>3.13665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414499" calcext:value-type="float">
            <text:p>4.41449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29136" calcext:value-type="float">
            <text:p>5.82913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.051138" calcext:value-type="float">
            <text:p>3.05113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290408" calcext:value-type="float">
            <text:p>4.290408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17902" calcext:value-type="float">
            <text:p>5.81790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.146295" calcext:value-type="float">
            <text:p>3.14629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309708" calcext:value-type="float">
            <text:p>4.309708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60932" calcext:value-type="float">
            <text:p>5.86093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76924" calcext:value-type="float">
            <text:p>2.76924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255465" calcext:value-type="float">
            <text:p>4.25546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69744" calcext:value-type="float">
            <text:p>5.86974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937427" calcext:value-type="float">
            <text:p>2.937427</text:p>
          </table:table-cell>
          <table:table-cell table:formula="of:=AVERAGE([.C23:.C43])" office:value-type="float" office:value="2.71422328571429" calcext:value-type="float">
            <text:p>2.71422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.706061" calcext:value-type="float">
            <text:p>3.706061</text:p>
          </table:table-cell>
          <table:table-cell table:formula="of:=AVERAGE([.H23:.H43])" office:value-type="float" office:value="4.44968833333333" calcext:value-type="float">
            <text:p>4.449688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63605" calcext:value-type="float">
            <text:p>5.863605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75245" calcext:value-type="float">
            <text:p>5.8752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508127" calcext:value-type="float">
            <text:p>2.50812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788108" calcext:value-type="float">
            <text:p>3.788108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16345" calcext:value-type="float">
            <text:p>5.8163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203266" calcext:value-type="float">
            <text:p>2.20326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563977" calcext:value-type="float">
            <text:p>3.563977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56832" calcext:value-type="float">
            <text:p>5.85683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.943892" calcext:value-type="float">
            <text:p>1.94389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812077" calcext:value-type="float">
            <text:p>3.812077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67678" calcext:value-type="float">
            <text:p>5.86767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308635" calcext:value-type="float">
            <text:p>2.30863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960319" calcext:value-type="float">
            <text:p>3.96031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39856" calcext:value-type="float">
            <text:p>5.83985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390314" calcext:value-type="float">
            <text:p>2.39031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362962" calcext:value-type="float">
            <text:p>3.362962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5.861006" calcext:value-type="float">
            <text:p>5.861006</text:p>
          </table:table-cell>
          <table:table-cell table:formula="of:=AVERAGE([.M29:.M49])" office:value-type="float" office:value="5.84919619047619" calcext:value-type="float">
            <text:p>5.8491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499139" calcext:value-type="float">
            <text:p>2.49913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.919675" calcext:value-type="float">
            <text:p>2.91967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323401" calcext:value-type="float">
            <text:p>2.32340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513656" calcext:value-type="float">
            <text:p>3.513656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6.058319" calcext:value-type="float">
            <text:p>6.05831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36693" calcext:value-type="float">
            <text:p>2.36693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455216" calcext:value-type="float">
            <text:p>3.455216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6.080146" calcext:value-type="float">
            <text:p>6.08014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.93328" calcext:value-type="float">
            <text:p>1.93328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707585" calcext:value-type="float">
            <text:p>3.70758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6.074172" calcext:value-type="float">
            <text:p>6.07417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215719" calcext:value-type="float">
            <text:p>2.21571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646156" calcext:value-type="float">
            <text:p>3.646156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6.090269" calcext:value-type="float">
            <text:p>6.09026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218246" calcext:value-type="float">
            <text:p>2.21824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52765" calcext:value-type="float">
            <text:p>3.527650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5.743436" calcext:value-type="float">
            <text:p>5.74343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415765" calcext:value-type="float">
            <text:p>2.41576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035185" calcext:value-type="float">
            <text:p>3.03518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5.812377" calcext:value-type="float">
            <text:p>5.81237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134152" calcext:value-type="float">
            <text:p>2.13415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155132" calcext:value-type="float">
            <text:p>3.155132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5.528611" calcext:value-type="float">
            <text:p>5.52861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.73885" calcext:value-type="float">
            <text:p>1.73885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057959" calcext:value-type="float">
            <text:p>3.05795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6.084795" calcext:value-type="float">
            <text:p>6.08479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.589465" calcext:value-type="float">
            <text:p>1.58946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.998322" calcext:value-type="float">
            <text:p>2.998322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5.803343" calcext:value-type="float">
            <text:p>5.80334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38737" calcext:value-type="float">
            <text:p>2.38737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211576" calcext:value-type="float">
            <text:p>3.211576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5.977054" calcext:value-type="float">
            <text:p>5.97705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334595" calcext:value-type="float">
            <text:p>2.33459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630331" calcext:value-type="float">
            <text:p>3.630331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5.612711" calcext:value-type="float">
            <text:p>5.61271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358653" calcext:value-type="float">
            <text:p>2.35865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.002054" calcext:value-type="float">
            <text:p>4.002054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5.144214" calcext:value-type="float">
            <text:p>5.14421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41301" calcext:value-type="float">
            <text:p>2.41301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183175" calcext:value-type="float">
            <text:p>3.18317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6.018394" calcext:value-type="float">
            <text:p>6.01839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413571" calcext:value-type="float">
            <text:p>2.41357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912921" calcext:value-type="float">
            <text:p>3.912921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5.993784" calcext:value-type="float">
            <text:p>5.99378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417752" calcext:value-type="float">
            <text:p>2.417752</text:p>
          </table:table-cell>
          <table:table-cell table:formula="of:=AVERAGE([.C45:.C65])" office:value-type="float" office:value="2.24353009523809" calcext:value-type="float">
            <text:p>2.24353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05574" calcext:value-type="float">
            <text:p>3.055740</text:p>
          </table:table-cell>
          <table:table-cell table:formula="of:=AVERAGE([.H45:.H65])" office:value-type="float" office:value="3.45237028571429" calcext:value-type="float">
            <text:p>3.452370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6.081081" calcext:value-type="float">
            <text:p>6.081081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6.095637" calcext:value-type="float">
            <text:p>6.09563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49141" calcext:value-type="float">
            <text:p>1.44914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565582" calcext:value-type="float">
            <text:p>3.565582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6.092407" calcext:value-type="float">
            <text:p>6.09240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64355" calcext:value-type="float">
            <text:p>1.46435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944311" calcext:value-type="float">
            <text:p>2.944311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6.09237" calcext:value-type="float">
            <text:p>6.09237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66659" calcext:value-type="float">
            <text:p>1.46665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97586" calcext:value-type="float">
            <text:p>2.975860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6.088625" calcext:value-type="float">
            <text:p>6.08862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68461" calcext:value-type="float">
            <text:p>1.46846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51054" calcext:value-type="float">
            <text:p>2.510540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6.073246" calcext:value-type="float">
            <text:p>6.07324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65331" calcext:value-type="float">
            <text:p>1.46533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747341" calcext:value-type="float">
            <text:p>2.747341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6.071615" calcext:value-type="float">
            <text:p>6.071615</text:p>
          </table:table-cell>
          <table:table-cell table:formula="of:=AVERAGE([.M51:.M71])" office:value-type="float" office:value="5.93412409523809" calcext:value-type="float">
            <text:p>5.9341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75575" calcext:value-type="float">
            <text:p>1.47557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649428" calcext:value-type="float">
            <text:p>2.64942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97796" calcext:value-type="float">
            <text:p>1.49779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660773" calcext:value-type="float">
            <text:p>2.660773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81525" calcext:value-type="float">
            <text:p>6.18152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86336" calcext:value-type="float">
            <text:p>1.48633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552653" calcext:value-type="float">
            <text:p>2.552653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60589" calcext:value-type="float">
            <text:p>6.16058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83173" calcext:value-type="float">
            <text:p>1.48317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283906" calcext:value-type="float">
            <text:p>3.283906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77963" calcext:value-type="float">
            <text:p>6.17796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277041" calcext:value-type="float">
            <text:p>1.27704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083344" calcext:value-type="float">
            <text:p>3.083344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60995" calcext:value-type="float">
            <text:p>6.16099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285343" calcext:value-type="float">
            <text:p>1.28534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158214" calcext:value-type="float">
            <text:p>3.158214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62754" calcext:value-type="float">
            <text:p>6.16275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302643" calcext:value-type="float">
            <text:p>1.30264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249007" calcext:value-type="float">
            <text:p>3.249007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71225" calcext:value-type="float">
            <text:p>6.17122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373125" calcext:value-type="float">
            <text:p>1.37312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109685" calcext:value-type="float">
            <text:p>3.10968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70247" calcext:value-type="float">
            <text:p>6.17024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326062" calcext:value-type="float">
            <text:p>1.32606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19801" calcext:value-type="float">
            <text:p>3.198010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65365" calcext:value-type="float">
            <text:p>6.16536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210663" calcext:value-type="float">
            <text:p>1.21066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913998" calcext:value-type="float">
            <text:p>2.913998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76044" calcext:value-type="float">
            <text:p>6.17604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296996" calcext:value-type="float">
            <text:p>1.29699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123051" calcext:value-type="float">
            <text:p>3.123051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77302" calcext:value-type="float">
            <text:p>6.17730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373437" calcext:value-type="float">
            <text:p>1.37343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089569" calcext:value-type="float">
            <text:p>3.08956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73161" calcext:value-type="float">
            <text:p>6.17316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354404" calcext:value-type="float">
            <text:p>1.35440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006838" calcext:value-type="float">
            <text:p>3.006838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68724" calcext:value-type="float">
            <text:p>6.1687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193468" calcext:value-type="float">
            <text:p>1.19346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291937" calcext:value-type="float">
            <text:p>3.291937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86982" calcext:value-type="float">
            <text:p>6.18698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09975" calcext:value-type="float">
            <text:p>1.40997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400005" calcext:value-type="float">
            <text:p>3.40000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77871" calcext:value-type="float">
            <text:p>6.17787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75216" calcext:value-type="float">
            <text:p>1.475216</text:p>
          </table:table-cell>
          <table:table-cell table:formula="of:=AVERAGE([.C67:.C87])" office:value-type="float" office:value="1.38739047619048" calcext:value-type="float">
            <text:p>1.38739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168689" calcext:value-type="float">
            <text:p>3.168689</text:p>
          </table:table-cell>
          <table:table-cell table:formula="of:=AVERAGE([.H67:.H87])" office:value-type="float" office:value="3.03251147619048" calcext:value-type="float">
            <text:p>3.032511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55645" calcext:value-type="float">
            <text:p>6.155645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81503" calcext:value-type="float">
            <text:p>6.18150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63438" calcext:value-type="float">
            <text:p>6.1634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69805" calcext:value-type="float">
            <text:p>6.16980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70231" calcext:value-type="float">
            <text:p>6.17023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73702" calcext:value-type="float">
            <text:p>6.17370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.166847" calcext:value-type="float">
            <text:p>6.166847</text:p>
          </table:table-cell>
          <table:table-cell table:formula="of:=AVERAGE([.M73:.M93])" office:value-type="float" office:value="6.17104371428571" calcext:value-type="float">
            <text:p>6.17104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number-rows-repeated="104848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1:28:05.444786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initial-creator>Scott Templer</meta:initial-creator>
    <meta:creation-date>2006-05-16T10:27:47</meta:creation-date>
    <dc:language>en-US</dc:language>
    <meta:editing-cycles>3</meta:editing-cycles>
    <meta:editing-duration>PT54M32S</meta:editing-duration>
    <dc:date>2020-05-15T23:19:59.697737221</dc:date>
    <meta:document-statistic meta:table-count="3" meta:cell-count="798" meta:object-count="0"/>
    <meta:user-defined meta:name="Info 1"/>
    <meta:user-defined meta:name="Info 2"/>
    <meta:user-defined meta:name="Info 3"/>
    <meta:user-defined meta:name="Info 4"/>
  </office:meta>
</office:document-meta>
</file>